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etaInputModule.getAttribute( String name , Configuration modeConf , Map objectModel , boolean getValu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SelectMeta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MetaInput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lectMetaInputModule.lazy_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MetaInput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MetaInputModule.SelectMetaInpu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MetaInputModule.configure( Configuration confi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